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5e94" officeooo:paragraph-rsid="00055e94"/>
    </style:style>
    <style:style style:name="P2" style:family="paragraph" style:parent-style-name="Standard">
      <style:text-properties officeooo:rsid="0009d90e" officeooo:paragraph-rsid="0009d9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ft学习目标</text:p>
      <text:p text:style-name="P1"/>
      <text:p text:style-name="P1">掌握各个swift进程的作用</text:p>
      <text:p text:style-name="P1">掌握swift的每个进程的核心函数</text:p>
      <text:p text:style-name="P1">掌握swift的API和SDK</text:p>
      <text:p text:style-name="P1">掌握swift的部署,还有部署中需要注意的事项 </text:p>
      <text:p text:style-name="P1">理解基本的swift的存储原理 :</text:p>
      <text:p text:style-name="P1">一致性hash，NWR仲裁协议等</text:p>
      <text:p text:style-name="P2"/>
      <text:p text:style-name="P2">http://www.iyunv.com/thread-60824-1-1.htm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22:13:40.855960387</meta:creation-date>
    <dc:date>2016-03-13T01:00:17.753445842</dc:date>
    <meta:editing-duration>PT2H31M23S</meta:editing-duration>
    <meta:editing-cycles>3</meta:editing-cycles>
    <meta:generator>LibreOffice/4.3.7.2$Linux_X86_64 LibreOffice_project/430$Build-2</meta:generator>
    <meta:document-statistic meta:table-count="0" meta:image-count="0" meta:object-count="0" meta:page-count="1" meta:paragraph-count="8" meta:word-count="78" meta:character-count="154" meta:non-whitespace-character-count="152"/>
  </office:meta>
</office:document-meta>
</file>